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Bitstream Charter2" svg:font-family="'Bitstream Charter'" style:font-adornments="Regular"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Bitstream Charter1" svg:font-family="'Bitstream Charter'" style:font-adornments="Bold" style:font-family-generic="roman" style:font-pitch="variable"/>
    <style:font-face style:name="Bitstream Charter"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1d0715" officeooo:paragraph-rsid="001d0715"/>
    </style:style>
    <style:style style:name="P2" style:family="paragraph" style:parent-style-name="Text_20_body">
      <style:text-properties officeooo:rsid="001eeabc" officeooo:paragraph-rsid="001eeabc"/>
    </style:style>
    <style:style style:name="P3" style:family="paragraph" style:parent-style-name="Text_20_body">
      <style:text-properties officeooo:rsid="001f1255" officeooo:paragraph-rsid="001f1255"/>
    </style:style>
    <style:style style:name="P4" style:family="paragraph" style:parent-style-name="Text_20_body">
      <style:text-properties officeooo:rsid="001fad45" officeooo:paragraph-rsid="001fad45"/>
    </style:style>
    <style:style style:name="P5" style:family="paragraph" style:parent-style-name="Text_20_body">
      <style:text-properties officeooo:rsid="0021c37d" officeooo:paragraph-rsid="0021c37d"/>
    </style:style>
    <style:style style:name="P6" style:family="paragraph" style:parent-style-name="Text_20_body">
      <style:text-properties fo:font-style="normal" officeooo:rsid="001fad45" officeooo:paragraph-rsid="001fad45" style:font-style-asian="normal" style:font-style-complex="normal"/>
    </style:style>
    <style:style style:name="P7" style:family="paragraph" style:parent-style-name="Text_20_body">
      <style:text-properties officeooo:rsid="00230fc6" officeooo:paragraph-rsid="00230fc6"/>
    </style:style>
    <style:style style:name="P8" style:family="paragraph" style:parent-style-name="Text_20_body">
      <style:text-properties officeooo:rsid="00230fc6" officeooo:paragraph-rsid="002dfd2c"/>
    </style:style>
    <style:style style:name="P9" style:family="paragraph" style:parent-style-name="Text_20_body">
      <style:text-properties officeooo:rsid="00249227" officeooo:paragraph-rsid="00249227"/>
    </style:style>
    <style:style style:name="P10" style:family="paragraph" style:parent-style-name="Text_20_body">
      <style:text-properties officeooo:rsid="00260c3d" officeooo:paragraph-rsid="00260c3d"/>
    </style:style>
    <style:style style:name="P11" style:family="paragraph" style:parent-style-name="Text_20_body">
      <style:text-properties officeooo:rsid="0026b134" officeooo:paragraph-rsid="0026b134"/>
    </style:style>
    <style:style style:name="P12" style:family="paragraph" style:parent-style-name="Text_20_body">
      <style:text-properties officeooo:rsid="00288fda" officeooo:paragraph-rsid="00288fda"/>
    </style:style>
    <style:style style:name="P13" style:family="paragraph" style:parent-style-name="Text_20_body">
      <style:text-properties officeooo:rsid="0029afc0" officeooo:paragraph-rsid="0029afc0"/>
    </style:style>
    <style:style style:name="P14" style:family="paragraph" style:parent-style-name="Text_20_body">
      <style:text-properties officeooo:rsid="002f7da4" officeooo:paragraph-rsid="002f7da4"/>
    </style:style>
    <style:style style:name="P15" style:family="paragraph" style:parent-style-name="Text_20_body">
      <style:text-properties officeooo:rsid="0030d1a6" officeooo:paragraph-rsid="0030d1a6"/>
    </style:style>
    <style:style style:name="P16" style:family="paragraph" style:parent-style-name="Text_20_body">
      <style:text-properties officeooo:rsid="0030d1a6" officeooo:paragraph-rsid="0030d1a6" fo:background-color="#ffff00"/>
    </style:style>
    <style:style style:name="P17" style:family="paragraph" style:parent-style-name="Text_20_body">
      <style:text-properties officeooo:rsid="00310376" officeooo:paragraph-rsid="00310376"/>
    </style:style>
    <style:style style:name="P18" style:family="paragraph" style:parent-style-name="Text_20_body">
      <style:text-properties officeooo:rsid="002f7da4" officeooo:paragraph-rsid="002f7da4"/>
    </style:style>
    <style:style style:name="P19" style:family="paragraph" style:parent-style-name="Text_20_body">
      <style:text-properties officeooo:rsid="00357cb2" officeooo:paragraph-rsid="00357cb2"/>
    </style:style>
    <style:style style:name="P20" style:family="paragraph" style:parent-style-name="Text_20_body">
      <style:text-properties officeooo:rsid="003600c0" officeooo:paragraph-rsid="003600c0"/>
    </style:style>
    <style:style style:name="P21" style:family="paragraph" style:parent-style-name="Text_20_body">
      <style:text-properties officeooo:rsid="0036edcb" officeooo:paragraph-rsid="0036edcb"/>
    </style:style>
    <style:style style:name="P22" style:family="paragraph" style:parent-style-name="Text_20_body">
      <style:text-properties officeooo:rsid="0030d1a6" officeooo:paragraph-rsid="0036edcb"/>
    </style:style>
    <style:style style:name="P23" style:family="paragraph" style:parent-style-name="Text_20_body">
      <style:text-properties officeooo:rsid="0030d1a6" officeooo:paragraph-rsid="0030d1a6"/>
    </style:style>
    <style:style style:name="P24" style:family="paragraph" style:parent-style-name="Text_20_body">
      <style:text-properties officeooo:rsid="00249227" officeooo:paragraph-rsid="00249227"/>
    </style:style>
    <style:style style:name="P25" style:family="paragraph" style:parent-style-name="Text_20_body">
      <style:text-properties officeooo:rsid="003efab0" officeooo:paragraph-rsid="003efab0"/>
    </style:style>
    <style:style style:name="P26" style:family="paragraph" style:parent-style-name="Text_20_body">
      <style:text-properties officeooo:rsid="00260c3d" officeooo:paragraph-rsid="00260c3d"/>
    </style:style>
    <style:style style:name="P27" style:family="paragraph" style:parent-style-name="Text_20_body">
      <style:text-properties officeooo:rsid="001d0715" officeooo:paragraph-rsid="0040dc13"/>
    </style:style>
    <style:style style:name="P28" style:family="paragraph" style:parent-style-name="Text_20_body">
      <style:text-properties officeooo:rsid="001d0715" officeooo:paragraph-rsid="001d0715"/>
    </style:style>
    <style:style style:name="P29" style:family="paragraph" style:parent-style-name="Text_20_body">
      <style:text-properties officeooo:rsid="0040dc13" officeooo:paragraph-rsid="0040dc13"/>
    </style:style>
    <style:style style:name="P30" style:family="paragraph" style:parent-style-name="Text_20_body">
      <style:text-properties officeooo:rsid="001f1255" officeooo:paragraph-rsid="001f1255"/>
    </style:style>
    <style:style style:name="P31" style:family="paragraph" style:parent-style-name="Heading_20_1">
      <style:text-properties officeooo:paragraph-rsid="001d0715"/>
    </style:style>
    <style:style style:name="P32" style:family="paragraph" style:parent-style-name="Preformatted_20_Text">
      <style:text-properties officeooo:rsid="0033d53d"/>
    </style:style>
    <style:style style:name="T1" style:family="text">
      <style:text-properties officeooo:rsid="001d0715"/>
    </style:style>
    <style:style style:name="T2" style:family="text">
      <style:text-properties style:font-name="Bitstream Charter2" style:font-name-asian="Bitstream Charter2" style:font-name-complex="Bitstream Charter2"/>
    </style:style>
    <style:style style:name="T3" style:family="text">
      <style:text-properties officeooo:rsid="001eeabc"/>
    </style:style>
    <style:style style:name="T4" style:family="text">
      <style:text-properties fo:font-weight="bold" style:font-weight-asian="bold" style:font-weight-complex="bold"/>
    </style:style>
    <style:style style:name="T5" style:family="text">
      <style:text-properties fo:font-weight="bold" officeooo:rsid="00310376" style:font-weight-asian="bold" style:font-weight-complex="bold"/>
    </style:style>
    <style:style style:name="T6" style:family="text">
      <style:text-properties fo:font-weight="bold" officeooo:rsid="0032e4a4" style:font-weight-asian="bold" style:font-weight-complex="bold"/>
    </style:style>
    <style:style style:name="T7" style:family="text">
      <style:text-properties officeooo:rsid="001fca00"/>
    </style:style>
    <style:style style:name="T8" style:family="text">
      <style:text-properties officeooo:rsid="00230fc6"/>
    </style:style>
    <style:style style:name="T9" style:family="text">
      <style:text-properties officeooo:rsid="0026b134"/>
    </style:style>
    <style:style style:name="T10" style:family="text">
      <style:text-properties officeooo:rsid="00288fda"/>
    </style:style>
    <style:style style:name="T11" style:family="text">
      <style:text-properties officeooo:rsid="002b24bc"/>
    </style:style>
    <style:style style:name="T12" style:family="text">
      <style:text-properties officeooo:rsid="002cda8e"/>
    </style:style>
    <style:style style:name="T13" style:family="text">
      <style:text-properties officeooo:rsid="002dfd2c"/>
    </style:style>
    <style:style style:name="T14" style:family="text">
      <style:text-properties officeooo:rsid="0030d1a6"/>
    </style:style>
    <style:style style:name="T15" style:family="text">
      <style:text-properties officeooo:rsid="00310376"/>
    </style:style>
    <style:style style:name="T16" style:family="text">
      <style:text-properties fo:background-color="#ffff00"/>
    </style:style>
    <style:style style:name="T17" style:family="text">
      <style:text-properties officeooo:rsid="0032e4a4"/>
    </style:style>
    <style:style style:name="T18" style:family="text">
      <style:text-properties officeooo:rsid="0036edcb"/>
    </style:style>
    <style:style style:name="T19" style:family="text">
      <style:text-properties officeooo:rsid="003efab0"/>
    </style:style>
    <style:style style:name="T20" style:family="text">
      <style:text-properties officeooo:rsid="0040dc13"/>
    </style:style>
    <style:style style:name="T21" style:family="text">
      <style:text-properties officeooo:rsid="004363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text:span text:style-name="T1">Escena</text:span> 2<text:span text:style-name="T1">. </text:span>Café Blanca Florida</text:h>
      <text:p text:style-name="Preformatted_20_Text">Café</text:p>
      <text:p text:style-name="P27"><text:span text:style-name="T20">D</text:span>ebe abandonar el país ya que la situación se ha vuelto insostenible. Los militares han salido a la calle y ahora todos los del partido están en peligro de ser prendidos o encarcelados. O algo peor. La locura es máxima; desde que cayó el gobierno, hacía menos de una semana, no había un día que no llegasen noticias de nuevas ejecuciones. Entre ellas la de Pablo Ureta, amigo de Gabriel. Todavía siente cómo la frente se le perla de un sudor frío al recordar la última vez que le vió, horas antes de su asesinato, en un bar de la avenida Bernardo O'Higgins:</text:p>
      <text:p text:style-name="P1">Las aspas de un gran ventilador giraban lentamente en el techo, removiendo el humo de tabaco y los ecos de casi una treintena de voces que se enroscaban y retorcían en el aire antes de acabar empotrándose contra las amarillentas paredes del café. Tras la barra, una camarera pasaba el trapo a los vasos sucios mientras los clientes repartidos por el local charlaban, fumaban y daban cuenta de sus bebidas.</text:p>
      <text:p text:style-name="P1">Él ya se encontraba allí, tal y como habían quedado. Su rostro, apenas reconocible, estaba surcado por toda una colección de arrugas nuevas y marcado ferozmente por la tristeza y el cansancio. Pero seguía siendo su mismo rostro al fin y al cabo: duro, inteligente, familiar. Pablo bebía en silencio, sentado solo en una de las mesas más alejadas.</text:p>
      <text:p text:style-name="P29">Pablo estudiaba su bebida en silencio, sentado solo en una de las mesas más alejadas.</text:p>
      <text:p text:style-name="Preformatted_20_Text">humo</text:p>
      <text:p text:style-name="P1">El humo de tabaco llenaba <text:span text:style-name="T3">el café</text:span> y se incrustaba en el techo y las paredes <text:span text:style-name="T2">---</text:span>marcándolas con un feo tono amarillento---<text:span text:style-name="T3">. Y lo hacía también en la ropa, y la garganta, y los pulmones.</text:span></text:p>
      <text:p text:style-name="P2">Tenía el humo del tabaco metido en las fosas nasales. Era lo único que podía oler.</text:p>
      <text:p text:style-name="Preformatted_20_Text"><text:soft-page-break/>ventilador</text:p>
      <text:p text:style-name="P2">Las aspas del ventilador giraban sobre sus cabezas con un zumbido apenas audible, obstinadas en hacer algo más respirable la viciada atmósfera llena de humo del local.</text:p>
      <text:p text:style-name="P2">El motor del ventilador emitía un leve zumbido.</text:p>
      <text:p text:style-name="Preformatted_20_Text">barra</text:p>
      <text:p text:style-name="P3">Un alargado mostrador de azulejo y madera oscura. Detrás, la camarera estaba ocupada con los vasos sucios mientras, delante, varios clientes intercambiaban las noticias y los rumores de los últimos días entre susurros inseguros y rápidos tragos de cerveza.</text:p>
      <text:p text:style-name="P3">Justo al lado de la barra había un teléfono público.</text:p>
      <text:p text:style-name="Preformatted_20_Text">teléfono</text:p>
      <text:p text:style-name="P3">Se trataba de un teléfono público de fichas, con cajetín negro y un disco numérico de marcación. Tenía una placa con la siguiente inscripción: @&lt;&lt;PODRA CONVERSAR SIN INTERRUPCION MIENTRAS VEA FICHAS A TRAVES DEL VISOR. PUEDE RECUPERAR LAS FICHAS QUE NO UTILICE COLGANDO EL MICROTELEFONO@&gt;&gt;.</text:p>
      <text:p text:style-name="P3">No había ninguna ficha en el visor en aquel momento.</text:p>
      <text:p text:style-name="Preformatted_20_Text">diana</text:p>
      <text:p text:style-name="P15">Había una diana de dardos colgada en una esquina apartada, de forma que si alguien quería jugar molestase lo menos posible al resto de la clientela.</text:p>
      <text:p text:style-name="Preformatted_20_Text">clientela</text:p>
      <text:p text:style-name="P3">Serían entre veintitantas y treintaitantas personas, repartidas entre un hueco frente a la barra y algunas de las mesas que ocupaban el resto del café. Las conversaciones fluían y llenaban el local como cualquier otro día, pero se advertía en ellas un cierto aura de nerviosa <text:soft-page-break/>preocupación. La caída de Allende había golpeado más duramente a unos que a otros, pero estaba claro que la inquietud se había adueñado igualmente de todos.</text:p>
      <text:p text:style-name="Preformatted_20_Text">sillas y mesas</text:p>
      <text:p text:style-name="P3">Había unas cuantas mesas y sillas de aspecto corriente repartidas por todo el bar.</text:p>
      <text:p text:style-name="Preformatted_20_Text">camarera</text:p>
      <text:p text:style-name="P3">Gabriel no se fijó demasiado en ella y ahora la recuerda apenas; una mujer alta, de mediana edad y cabello oscuro ---negro, o quizá castaño---. No especialmente bonita, sin duda, puesto que de lo contrario la recordaría mejor. Fregaba vasos sucios y atendía a los clientes desde el otro lado de la barra.</text:p>
      <text:p text:style-name="P4">Gabriel se acercó hasta la barra.</text:p>
      <text:p text:style-name="P4">---¿Quieres alguna cosa?</text:p>
      <text:p text:style-name="P6">[Puedes preguntar por el <text:span text:style-name="T4">teléfono</text:span>, pedir una <text:span text:style-name="T4">bebida</text:span> o no pedir <text:span text:style-name="T4">nada</text:span>.]</text:p>
      <text:p text:style-name="Preformatted_20_Text">teléfono</text:p>
      <text:p text:style-name="P4">---¿El teléfono funciona?</text:p>
      <text:p text:style-name="P4">---Si<text:span text:style-name="T7">, claro</text:span>. Tienes que meterle fichas para llamar. ¿Quieres comprar <text:span text:style-name="T7">alguna</text:span>?</text:p>
      <text:p text:style-name="P4">Se lo pensó un segundo, pero en realidad no <text:span text:style-name="T7">sabía muy bien a quién podría telefonear. Conocía a gente, por supuesto, solía salir con compañeros del partido o del Instituto Pedagógico, sin embargo, apenas tenía amigos de verdad. Pablo era de los pocos, y ya estaba con él. Dio las gracias a la camarera, y con la misma volvió a alejarse de la barra.</text:span></text:p>
      <text:p text:style-name="Preformatted_20_Text">Pablo</text:p>
      <text:p text:style-name="P3">Estaba sentado en una de las mesas del fondo, con la vista clavada en su vaso de tinto. En un <text:soft-page-break/>par de días parecía haber envejecido años; su espesa barba negra estaba más salpicada de canas que nunca, varias arrugas nuevas surcaban su frente y el contorno de sus ojos y, si bien es cierto que parte de su pelo había empezado a esfumarse hacía ya tiempo, el claro de piel enrrojecida que se revelaba entre los rizos color carbón de la coronilla era cada vez mayor.</text:p>
      <text:p text:style-name="P5">Atravesó el local hasta la mesa en que se encontraba Pablo.</text:p>
      <text:p text:style-name="P5">---Ahí estás. Llegas tarde, chico.</text:p>
      <text:p text:style-name="P5">[Puedes pedirle <text:span text:style-name="T4">perdón</text:span> por el retraso o llamarle <text:span text:style-name="T4">loco</text:span> por citarle allí en un momento como aquel.]</text:p>
      <text:p text:style-name="Preformatted_20_Text">perdón</text:p>
      <text:p text:style-name="P5">---Siento llegar tarde. He tenido que dar un rodeo enorme para llegar hasta aquí. Hay soldados por toda la ciudad.</text:p>
      <text:p text:style-name="P5">---Lo sé, lo sé. No te disculpes. Ya no hay sitio seguro en toda la capital. Tal como están las cosas, es no más cuestión de tiempo que nos agarren esos mamones con pistola... sin Allende, todo está perdido.</text:p>
      <text:p text:style-name="P5">Terminó lo que le quedaba en el vaso y se quedó en silencio, con una mueca desagradable en la cara y la mirada perdida en algún lugar, lejos de aquel bar. Cuando volvió en si, un momento después, agitó suavemente el vaso vacío que sostenía en la mano.</text:p>
      <text:p text:style-name="P5">---Hazme un favor, chico. Pídeme otro, ¿quieres?</text:p>
      <text:p text:style-name="Preformatted_20_Text">loco</text:p>
      <text:p text:style-name="P5">---¿Es que estás loco, Pablo? ¿Cómo se te ha ocurrido citarme aquí justo ahora? Hay soldados por todas partes, maldita sea. He tenido que dar un rodeo enorme para llegar hasta aquí sin cruzarme con ninguno.</text:p>
      <text:p text:style-name="P5"><text:soft-page-break/>---¡Noticias frescas! Claro que hay soldados. La ciudad entera se ha convertido en un hormiguero, carajo. Tal como están las cosas, es no más cuestión de tiempo que nos agarren esos mamones con pistola... sin Allende, todo está perdido.</text:p>
      <text:p text:style-name="P5">Terminó lo que le quedaba en el vaso y se quedó en silencio, con una mueca desagradable en la cara y la mirada perdida en algún lugar, lejos de aquel bar. Cuando volvió en si, un momento después, agitó suavemente el vaso vacío que sostenía en la mano.</text:p>
      <text:p text:style-name="P5">---Haz algo, chico. Pídeme otro, ¿quieres?</text:p>
      <text:p text:style-name="P7">*</text:p>
      <text:p text:style-name="P5">[Hablas con Pablo: puedes preguntarle por <text:span text:style-name="T4">Allende</text:span>, ir a pedirle otro <text:span text:style-name="T4">vino</text:span>, o decirle que no debería seguir <text:span text:style-name="T4">bebiendo</text:span>.]</text:p>
      <text:p text:style-name="Preformatted_20_Text">Allende</text:p>
      <text:p text:style-name="P5">---<text:span text:style-name="T8">Es verdad, ¿no es cierto? Eso que dicen. Que Allende...</text:span></text:p>
      <text:p text:style-name="P11">---<text:span text:style-name="T13">Para, para un momento</text:span>. No me hagas hablar con la garganta seca, anda... hoy menos que ningún otro día.</text:p>
      <text:p text:style-name="Preformatted_20_Text">seguir bebiendo</text:p>
      <text:p text:style-name="P11">---Tal vez no deberías beber más, ¿no crees?</text:p>
      <text:p text:style-name="P8">---<text:span text:style-name="T14">¿</text:span>Qué<text:span text:style-name="T14">?</text:span> ¿Qué se supone que quieres decir con eso, chico? Deja de hacer el gilipollas<text:span text:style-name="T9"> </text:span>y<text:span text:style-name="T13"> haz el favor de traerme otra condenada copa.</text:span></text:p>
      <text:p text:style-name="P9">*</text:p>
      <text:p text:style-name="P9">Gabriel se acercó hasta la barra.</text:p>
      <text:p text:style-name="P9"><text:soft-page-break/>---¿Qué te sirvo?</text:p>
      <text:p text:style-name="P9">[Puedes no pedir <text:span text:style-name="T4">nada</text:span> o pedir un par de <text:span text:style-name="T4">bebidas</text:span>.]</text:p>
      <text:p text:style-name="Preformatted_20_Text">bebidas</text:p>
      <text:p text:style-name="P9">Pidió una cerveza y un tinto <text:span text:style-name="T9">a la camarera, </text:span>y volvió hasta la mesa con las bebidas. Mientras cogía su vaso, Pablo señaló la diana que había colgada en una esquina.</text:p>
      <text:p text:style-name="P9">---No te sientes. Ven, juguemos.</text:p>
      <text:p text:style-name="P9">[Puedes <text:span text:style-name="T4">aceptar</text:span> la partida o decirle que no les convenía <text:span text:style-name="T4">llamar la atención</text:span>.]</text:p>
      <text:p text:style-name="Preformatted_20_Text">llamar la atención</text:p>
      <text:p text:style-name="P11">---No creo que sea buena idea. Deberíamos procurar llamar la atención lo menos posible, Pablo. Nunca se sabe quién podría estar mirando.</text:p>
      <text:p text:style-name="P11">---¿Y qué <text:span text:style-name="T10">llama la atención de</text:span> dos amigos jugando a los dardos en un bar? Siempre pecas de ser demasiado prudente, chico. Venga, juguemos. ¿Quién iba a fijarse en nosotros por eso?</text:p>
      <text:p text:style-name="P12">*</text:p>
      <text:p text:style-name="P12">---¿Y qué llama la atención de dos amigos jugando a los dardos en un bar? ¿O es que te preocupa que esté demasiado borracho como para poder tirar unos dardos? ¿Eh? Siempre pecas de ser demasiado prudente, chico. Ve<text:span text:style-name="T12">nga</text:span>.</text:p>
      <text:p text:style-name="P11">[Puedes ceder y <text:span text:style-name="T4">aceptar</text:span> o insistir en que no les convenía <text:span text:style-name="T4">llamar la atención</text:span>.]</text:p>
      <text:p text:style-name="Preformatted_20_Text">llamar la atención</text:p>
      <text:p text:style-name="P12">---De verdad, Pablo. Es peligroso.</text:p>
      <text:p text:style-name="P13"><text:soft-page-break/>Le espetó que dejase de ser un mojigato y acto seguido se levantó bruscamente de la mesa, ante la mirada curiosa de un par de personas sentadas cerca<text:span text:style-name="T11">, y se dirigió hacia la diana. Gabriel lo siguió. ¿Qué otra cosa podía hacer?</text:span></text:p>
      <text:p text:style-name="Preformatted_20_Text">aceptar</text:p>
      <text:p text:style-name="P14">Gabriel hubiese preferido permanecer sentado en aquella mesa, al fondo del café, donde más desapercibidos podían pasar. Pero decidió seguir a Pablo hasta la diana, esperando que nadie se fijase mucho en ellos.</text:p>
      <text:p text:style-name="P19">*</text:p>
      <text:p text:style-name="P14">---Has oído lo que ha ocurrido, ¿verdad? ---hablaba mientras cogía los dardos y se colocaba frente a la diana.</text:p>
      <text:p text:style-name="P14">[Puedes pedirle que te cuente lo <text:span text:style-name="T4">ocurrido</text:span> o contestar que te habías <text:span text:style-name="T4">enterado de todo</text:span>.]</text:p>
      <text:p text:style-name="Preformatted_20_Text">ocurrido</text:p>
      <text:p text:style-name="P20">---He oído de todo, Pablo, y cada cuál dice algo distinto. Algunos hablan de que lo mataron, también he escuchado que en realidad fue él quien se dio el viaje, y hay quien cuenta que Salvador sigue allí, en la Moneda, negociando con los militares.</text:p>
      <text:p text:style-name="P20">---¡Un carajo negociando! ---su dardo se clavó en la diana con bastante más fuerza de la necesaria. ---No, <text:span text:style-name="T18">negociando no está. E</text:span>n la Moneda le dejaron bien con el culo al aire esos cabrones de Unidad<text:span text:style-name="T18">, y ha pagado su deslealtad. No sé ya si lo mataron o se mató él, pero estoy seguro de que...</text:span></text:p>
      <text:p text:style-name="P21">---... no lo digáis.</text:p>
      <text:p text:style-name="P22">---...está ya criando malvas, chico, y eso no lo vamos a solucionar ni tú ni yo. Estamos bien jodidos. ---Arrancó los tres dardos y se los tendió luego a Gabriel, mientras contaba sus puntos: ---XX, XX y XX: XX puntos. Ten, tu turno.</text:p>
      <text:p text:style-name="Preformatted_20_Text"><text:soft-page-break/>enterado de todo </text:p>
      <text:p text:style-name="P14">---Me he enterado de todo, Pablo. Dicen que lo mataron, pero era demasiado orgulloso para dejarse arrastrar. Los de arriba hablan de que se dio el viaje...</text:p>
      <text:p text:style-name="P14">---¡Qué sabrán los de arriba! ---su dardo se clavó en la diana con bastante más fuerza de la necesaria. ---Ellos jamás creyeron en Salvador. Ya antes le dieron la patada, ahora no iban a hacer menos.<text:span text:style-name="T14"> No, él no huiría, lo dejó bien claro. Estoy seguro de que al final ha pagado la lealtad del pueblo, pero también la deslealtad de los cabrones de Unidad, que le dejaron bien en la Moneda con el culo al aire. No sé ya si lo mataron o se mató él, pero estoy seguro de que...</text:span></text:p>
      <text:p text:style-name="P15">---... no lo digáis.</text:p>
      <text:p text:style-name="P15">---...está ya criando malvas, chico, y eso no lo vamos a solucionar ni tú ni yo. Estamos bien jodidos. ---Arrancó los tres dardos y se los tendió luego a Gabriel, mientras contaba sus puntos: ---XX, XX y XX: XX puntos. Ten, tu turno.</text:p>
      <text:p text:style-name="P32">Mr. Panamá</text:p>
      <text:p text:style-name="P9">Gabriel echó un vistazo rápido a su alrededor; las pocas personas sentadas cerca seguían enfrascadas en sus conversaciones sin prestarles atención. Sólo al mirar hacia la barra sus ojos se cruzaron con los de un hombre allí acodado ---un tipo alto, con sombrero---, pero un instante después, éste los devolvió hacia su bebida, aparentemente indiferente a lo que ellos estaban hablando.</text:p>
      <text:p text:style-name="P9">Era un hombre de cierta estatura, corpulento, de ojos negros y rostro anguloso inmaculadamente afeitado. Vestía ropa elegante pero discreta, nada que llamase especialmente la atención salvo un sombrero panamá color marfil que llevaba calado hasta las cejas a pesar de encontrarse dentro del café.</text:p>
      <text:p text:style-name="Preformatted_20_Text">diana</text:p>
      <text:p text:style-name="P15"><text:soft-page-break/>Acababan de empezar la partida y estaban aún en la primera ronda. En aquel momento, Pablo llevaba XX puntos y era el turno de Gabriel.</text:p>
      <text:p text:style-name="Preformatted_20_Text">Pablo</text:p>
      <text:p text:style-name="P16">TODO Nueva descripción de Pablo.</text:p>
      <text:p text:style-name="P15">---Adelante, chico. Es tu turno, lanza.</text:p>
      <text:p text:style-name="P15">[Puedes preguntar<text:span text:style-name="T15">le</text:span> por el <text:span text:style-name="T4">desconocido</text:span> de la barra, <text:span text:style-name="T15">preguntarle si podían esperar </text:span><text:span text:style-name="T5">ayuda</text:span><text:span text:style-name="T15">, preguntarle por el resto de la </text:span><text:span text:style-name="T5">gente del partido</text:span><text:span text:style-name="T15">.]</text:span></text:p>
      <text:p text:style-name="Preformatted_20_Text">ayuda / desconocido / gente del partido</text:p>
      <text:p text:style-name="P17">---¿Crees que llegará ayuda?</text:p>
      <text:p text:style-name="P17">---Te toca tirar. Deja de hablar un momento y lanza, anda.</text:p>
      <text:p text:style-name="P17">Gabriel guardó silencio y trató de hacer caso a los dardos. En su cabeza, sin embargo, seguían resonando las palabras de Pablo. Era cierto, ¿no es así? Allende estaba muerto... finalmente tragó saliva y apuntó a la diana. <text:span text:style-name="T16">PAUSA</text:span></text:p>
      <text:p text:style-name="P17">Primer dardo: <text:span text:style-name="T16">PAUSA</text:span> XX puntos. <text:span text:style-name="T16">PAUSA</text:span></text:p>
      <text:p text:style-name="P17">Segundo dardo: <text:span text:style-name="T16">PAUSA</text:span> XX puntos. <text:span text:style-name="T16">PAUSA</text:span></text:p>
      <text:p text:style-name="P17">Tercer dardo: <text:span text:style-name="T16">PAUSA</text:span> XX puntos. <text:span text:style-name="T16">PAUSA</text:span></text:p>
      <text:p text:style-name="P17">Total: XX puntos. <text:span text:style-name="T16">PAUSA</text:span></text:p>
      <text:p text:style-name="P17">Le devolvió los dardos a Pablo. ---¿Llegará ayuda?</text:p>
      <text:p text:style-name="P17">---¿De quién, de los gringos? Esos precisamente no están de nuestra parte. ---Mientras hablaba <text:soft-page-break/>lanzaba con furia contra la diana. ---Aquí los únicos que te van a echar una mano son los muñequitos de verde, y directa al cuello. Me temo que te tienes que salvar tú solo.</text:p>
      <text:p text:style-name="P17">[Puedes<text:span text:style-name="T17"> preguntarle por el </text:span><text:span text:style-name="T6">desconocido</text:span><text:span text:style-name="T17"> de la barra, preguntarle por el resto de la </text:span><text:span text:style-name="T6">gente del partido</text:span><text:span text:style-name="T17"> o preguntarle cuál era el </text:span><text:span text:style-name="T6">siguiente paso</text:span><text:span text:style-name="T17">.]</text:span></text:p>
      <text:p text:style-name="Preformatted_20_Text">siguiente paso</text:p>
      <text:p text:style-name="P9">---¿Nosotros no podríamos reorganizar al pueblo y...?</text:p>
      <text:p text:style-name="P9">---Baja, baja de la nube, chico. El miedo les tiene a todos bien agarrados por las pelotas, ni uno dirá nada. Y aún así, ¿qué querías que hicieran?, atacarlos con tu mierda de claveles y... perdona, no digo más que puras tonterías. Pero es cierto, más te vale que huyas, hijo. ---Le pasó los tres dardos a Gabriel después de anotar 40 puntos más.</text:p>
      <text:p text:style-name="P25">[Puedes preguntarle a dónde iba a ir o decirle que no era un cobarde.]</text:p>
      <text:p text:style-name="Preformatted_20_Text">cobarde</text:p>
      <text:p text:style-name="P9">---No soy un cobarde, Pablo. No pienso huir.</text:p>
      <text:p text:style-name="P9">---¡La cobardía no tiene nada que ver con esto, chico! ¡Estamos hablando de tu vida! O pones pies en polvorosa o estás perdido.</text:p>
      <text:p text:style-name="P9">Gabriel lanzó el primero de sus dardos: XX puntos.</text:p>
      <text:p text:style-name="P9">---¿Y a dónde quieres que vaya?</text:p>
      <text:p text:style-name="P9">---No importa. A cualquier lugar, dónde quieras, pero lejos de aquí. Y cuanto antes.</text:p>
      <text:p text:style-name="P9">Lanzó el segundo dardo: XX puntos.</text:p>
      <text:p text:style-name="P9">---Hay una barcaza en el puerto de San Antonio que sale dentro de cinco días, chico. Ya estás <text:soft-page-break/>corriendo si no quieres que te descubran y te den morada en la cara.</text:p>
      <text:p text:style-name="P9">Lanzó el tercer dardo: XX puntos.</text:p>
      <text:p text:style-name="P9">Después de 2 rondas, Pablo había conseguido XX y XX: XX puntos, mientras que Gabriel llevaba XX y XX: XX puntos.</text:p>
      <text:p text:style-name="Preformatted_20_Text">hombre</text:p>
      <text:p text:style-name="P9">Gabriel se fijó de nuevo en la barra y descubrió que el hombre del sombrero estaba otra vez mirando hacia ellos. Más tarde desecharía la idea, pero entonces creyó ver cómo aquel desconocido le dedicaba una leve sonrisa antes de girarse hacia el teléfono de fichas que había junto a la barra.</text:p>
      <text:p text:style-name="P9">Aquel hombre hablaba con alguien por el teléfono que había al lado de la barra. Estaba de espalda a ellos, demasiado lejos como para escuchar su conversación y, sin embargo, algo hacía que Gabriel no pudiese apartar la mirada de su sombrero panamá.</text:p>
      <text:p text:style-name="P9">Hablaba entre susurros y estaba demasiado lejos como para escuchar gran cosa, pero Gabriel fue capaz de alcanzar a escuchar algunas pocas palabras sueltas: @&lt;&lt;... si... deovalle... nocreoquees... dos... caflorida...@&gt;&gt;</text:p>
      <text:p text:style-name="P9">Hablaba entre susuroos y estaba demasiado lejos como para intentar escuchar su conversación.</text:p>
      <text:p text:style-name="Preformatted_20_Text">diana</text:p>
      <text:p text:style-name="P9">Era una diana de dardos situada en una esquina al fondo del bar, de forma que al jugar se molestase lo menos posible al resto de la clientela. En aquel momento llevaban dos rondas. Pablo había conseguido 37 y 40: 77 puntos, mientras que Gabriel 40 y 48: 88 puntos.</text:p>
      <text:p text:style-name="P25">*</text:p>
      <text:p text:style-name="P9">---¿Vendréis conmigo, Pablo?</text:p>
      <text:p text:style-name="P9"><text:soft-page-break/>Clavó la vista en la diana, pero en realidad miraba a aquel lugar/miraba a algún lugar oculto a los ojos de Gabriel. Oculto a otros ojos cualesquiera salvo a los suyos. Lanzó los tres dardos mecánicamente, uno tras otro, por 15, 20 y 18 puntos, mientras sobre nuestras cabezas las aspas del ventilador continuaban girando con su zumbido monótono. Los ecos de las demás conversaciones flotaban entre ellos, extrañamente lejanas. Insignificantes. Sacudió la cabeza lentamente.</text:p>
      <text:p text:style-name="P9">---No.</text:p>
      <text:p text:style-name="P25">[Puedes preguntarle si quiere que lo maten.]</text:p>
      <text:p text:style-name="Preformatted_20_Text">maten</text:p>
      <text:p text:style-name="P9">---¿Qué? ¿Pero no acabas de decir<text:span text:style-name="T19">...</text:span>? ¿Estás loco o es que queréis quedaros a ver cómo os dan el paseíllo?</text:p>
      <text:p text:style-name="P9">---Yo ya no tengo nada que perder, chico. Mi futuro era ver éste país levantado por los chilenos unidos, pero se nos adelantaron los maricas del rifle y las botas, y todo se ha jodido. En realidad es como si estuviese muerto. Toda la vida luchando por un fin, y ahora ese fin está más lejos que nunca. ---Contó los 53 puntos que había conseguido antes de devolverle los dardos a Gabriel. ---Venga, lanza.</text:p>
      <text:p text:style-name="Preformatted_20_Text">Mr. Panamá</text:p>
      <text:p text:style-name="P9">El hombre del sombrero panamá colgó el auricular y acto seguido abandonó el café apresuradamente, sin mirar a nadie. Si era verdad que en algún momento había estado interesado en ellos, parecía que todo interés había desaparecido por completo. Después de todo, se dijo Gabriel, probablemente sólo habían cruzado un par de miradas fortuítas. Nada más. Y sin embargo, desde entonces no había dejado pensar en aquel hombre...</text:p>
      <text:p text:style-name="P9">El hombre del sombrero panamá se había ido. Los demás ---entre veinte y treinta personas--- estaban repartidos entre un hueco frente a la barra y algunas de las mesas que ocupaban el resto del café.</text:p>
      <text:p text:style-name="Preformatted_20_Text"><text:soft-page-break/>diana</text:p>
      <text:p text:style-name="P9">Era una diana de dardos situada en una esquina al fondo del bar, de forma que al jugar se molestase lo menos posible al resto de la clientela. En aquel momento estaban en la tercera ronda. Pablo había conseguido 37, 40 y 53: 130 puntos, mientras que Gabriel 40 y 48: 88 puntos. Ahora era el turno de Gabriel.</text:p>
      <text:p text:style-name="P25">[Puedes aludir a la esperanza de volver.]</text:p>
      <text:p text:style-name="Preformatted_20_Text">esperanza</text:p>
      <text:p text:style-name="P10">---Aún queda la esperanza de volver, Pablo...</text:p>
      <text:p text:style-name="P10">---¡Menuda elección me das, carajo! Esperanza o muerte. Ninguna de las dos me dará lo que buscaba. Verás, en la vida creemos que siempre podemos elegir, y que podemos ganar. Pero cuando te obligan a escoger, entonces chico, entonces sólo nos queda perder. Y yo prefiero perderlo ya todo, que no perder y llorar lo que me queda de mísera vida. ---Hizo una breve pausa antes de añadir, como en un gruñido: ---Venga, chico. Lanza. Terminemos la partida.</text:p>
      <text:p text:style-name="P10">Pablo había conseguido XX, XX y XX: XXX puntos. Gabriel llevaba XX y XX: XX por ahora. En silencio, se preparó para lanzar sus últimos tres dardos.</text:p>
      <text:p text:style-name="P10">Primer dardo: XX puntos.</text:p>
      <text:p text:style-name="P10">Segundo dardo: XX puntos.</text:p>
      <text:p text:style-name="P10">Tercer dardo: XX puntos.</text:p>
      <text:p text:style-name="P10">---Hacen un total de XXX puntos. Contra mis XXX. ¡Mira qué bien! Yo gano. ---La sonrisa de Pablo no era alegre. No lo era en absoluto. ---Ten.</text:p>
      <text:p text:style-name="P10">---¿... qué cosa me dáis?</text:p>
      <text:p text:style-name="P10"><text:soft-page-break/>---Un premio de consolación. Es el billete para la barcaza... ---miró a uno y otro lado antes de volver a meterse la mano en el bolsillo. Un momento después le tendió el revólver disimuladamente, junto con el billete. ---... y un arma. Por si las moscas. Cinco días son mucho tiempo, y Santiago se ha convertido en una ciudad peligrosa.</text:p>
      <text:p text:style-name="P25">[Puedes negarte a coger el arma.]</text:p>
      <text:p text:style-name="Preformatted_20_Text">negarte</text:p>
      <text:p text:style-name="P10">---N-no. Yo... no puedo...</text:p>
      <text:p text:style-name="P10">---¡Pues claro que puedes, diantre! Trágate esos escrúpulos tuyos por una vez, chico. Espero que no tengas que utilizarlo, sobre todo después de ver la horrible puntería que tienes, pero en este maldito país ya no se puede estar seguro de nada... además, aunque no lo uses yo me sentiré mejor si lo llevas contigo. Cógelo. Cógelo, Gabriel. Por favor.</text:p>
      <text:p text:style-name="Preformatted_20_Text">billete / revólver</text:p>
      <text:p text:style-name="P10">Hizo caso a Pablo y cogió el billete y el revólver. ¿Qué otra cosa podía hacer?</text:p>
      <text:p text:style-name="P10">Y ya nunca volvió a verlo. A pesar de sus palabras, Gabriel no le creyó. Él había crecido con esas historias de héroes, reales o inventados, que habían muerto por defender sus ideas. Hombres y mujeres de leyenda, más parecidas a dioses que a personas como Pablo Ureta. Insensato para los conocidos, enemigo para los golpistas, y nadie para los demás. Tenía razón en parte: ya estaba muerto, porque su vida no le pertenecía. La había donado a un sueño que ahora se volvía contra él. No podía más que aceptar las consecuencias. Huir lo hubiese convertido en un fantasma, sin voz, sin memoria y sin sueñ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Bitstream Charter2" svg:font-family="'Bitstream Charter'" style:font-adornments="Regular"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Bitstream Charter1" svg:font-family="'Bitstream Charter'" style:font-adornments="Bold" style:font-family-generic="roman" style:font-pitch="variable"/>
    <style:font-face style:name="Bitstream Charter"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Charter" fo:font-family="'Bitstream Charter'"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2in" style:contextual-spacing="false" fo:line-height="150%"/>
      <style:text-properties style:font-name="Bitstream Charter" fo:font-family="'Bitstream Charter'" style:font-style-name="Regular" style:font-family-generic="roman" style:font-pitch="variable" fo:font-size="12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75in" style:contextual-spacing="false" fo:text-indent="0in" style:auto-text-indent="false" fo:background-color="transparent">
        <style:background-image/>
      </style:paragraph-properties>
      <style:text-properties style:font-name="Bitstream Charter1" fo:font-family="'Bitstream Charter'" style:font-style-name="Bold" style:font-family-generic="roman" style:font-pitch="variabl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style:paragraph-properties fo:margin-top="0.0799in" fo:margin-bottom="0.2in" style:contextual-spacing="false" fo:text-align="center" style:justify-single-word="false" style:page-number="auto" fo:background-color="#cfe7f5" fo:padding-left="0.0201in" fo:padding-right="0.0201in" fo:padding-top="0in" fo:padding-bottom="0.0201in" fo:border-left="none" fo:border-right="none" fo:border-top="0.06pt solid #000000" fo:border-bottom="none" style:shadow="none">
        <style:tab-stops/>
        <style:background-image/>
      </style:paragraph-properties>
      <style:text-properties fo:font-variant="small-caps" style:font-name="DejaVu Sans Mono" fo:font-family="'DejaVu Sans Mono'" style:font-family-generic="modern" style:font-pitch="fixed" fo:font-size="11pt" fo:letter-spacing="0.0555in" fo:font-style="normal" fo:text-shadow="1pt 1pt" fo:font-weight="normal" style:text-blinking="false"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é Francisco</meta:initial-creator>
    <meta:creation-date>2014-02-12T20:34:48.003998718</meta:creation-date>
    <dc:date>2014-02-13T17:15:54.572240834</dc:date>
    <dc:creator>José Francisco</dc:creator>
    <meta:editing-duration>PT12H21M53S</meta:editing-duration>
    <meta:editing-cycles>20</meta:editing-cycles>
    <meta:generator>LibreOffice/4.1.3.2$Linux_x86 LibreOffice_project/410m0$Build-2</meta:generator>
    <meta:document-statistic meta:table-count="0" meta:image-count="0" meta:object-count="0" meta:page-count="14" meta:paragraph-count="160" meta:word-count="3367" meta:character-count="18744" meta:non-whitespace-character-count="15615"/>
  </office:meta>
</office:document-meta>
</file>